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1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656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i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wire</text:p>
          </table:table-cell>
          <table:table-cell table:style-name="ce1" office:value-type="string">
            <text:p>meaning</text:p>
          </table:table-cell>
          <table:table-cell table:style-name="ce1" office:value-type="string">
            <text:p>original connection (Demian)</text:p>
          </table:table-cell>
          <table:table-cell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>
            <text:p>Brake motor amp (SN: 651427A058G615, right side)</text:p>
          </table:table-cell>
          <table:table-cell table:number-columns-repeated="3"/>
        </table:table-row>
        <table:table-row table:style-name="ro1">
          <table:table-cell office:value-type="string">
            <text:p>black</text:p>
          </table:table-cell>
          <table:table-cell office:value-type="string">
            <text:p>M24</text:p>
          </table:table-cell>
          <table:table-cell office:value-type="string">
            <text:p>C2 black (ground)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24</text:p>
          </table:table-cell>
          <table:table-cell office:value-type="string">
            <text:p>C2 pink (12V)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CONT1</text:p>
          </table:table-cell>
          <table:table-cell office:value-type="string">
            <text:p>C1 white (Out2+)</text:p>
          </table:table-cell>
          <table:table-cell office:value-type="string">
            <text:p>ground: enabled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CA*</text:p>
          </table:table-cell>
          <table:table-cell office:value-type="string">
            <text:p>C2 brown (ground)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CA (cmd pulse)</text:p>
          </table:table-cell>
          <table:table-cell office:value-type="string">
            <text:p>C2 purple (IO2)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CB*</text:p>
          </table:table-cell>
          <table:table-cell office:value-type="string">
            <text:p>C1 orange (ground)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CB (dir)</text:p>
          </table:table-cell>
          <table:table-cell office:value-type="string">
            <text:p>C1 purple (IO3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Steering motor amp (left side)</text:p>
          </table:table-cell>
          <table:table-cell table:number-columns-repeated="3"/>
        </table:table-row>
        <table:table-row table:style-name="ro1">
          <table:table-cell office:value-type="string">
            <text:p>black</text:p>
          </table:table-cell>
          <table:table-cell office:value-type="string">
            <text:p>M24</text:p>
          </table:table-cell>
          <table:table-cell office:value-type="string">
            <text:p>C3 black (ground)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24</text:p>
          </table:table-cell>
          <table:table-cell office:value-type="string">
            <text:p>C4 red (12V)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CONT1</text:p>
          </table:table-cell>
          <table:table-cell office:value-type="string">
            <text:p>C4 dark green (Out0+)</text:p>
          </table:table-cell>
          <table:table-cell office:value-type="string">
            <text:p>ground: enabled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CA*</text:p>
          </table:table-cell>
          <table:table-cell office:value-type="string">
            <text:p>C4 red (ground)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CA (cmd pulse)</text:p>
          </table:table-cell>
          <table:table-cell office:value-type="string">
            <text:p>C4 light green (IO0)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CB*</text:p>
          </table:table-cell>
          <table:table-cell office:value-type="string">
            <text:p>C3 blue (ground)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CB (dir)</text:p>
          </table:table-cell>
          <table:table-cell office:value-type="string">
            <text:p>C3 purple (IO1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Encoder</text:p>
          </table:table-cell>
          <table:table-cell table:number-columns-repeated="3"/>
        </table:table-row>
        <table:table-row table:style-name="ro1">
          <table:table-cell office:value-type="string">
            <text:p>red</text:p>
          </table:table-cell>
          <table:table-cell office:value-type="string">
            <text:p>VDD</text:p>
          </table:table-cell>
          <table:table-cell office:value-type="string">
            <text:p>5V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chA</text:p>
          </table:table-cell>
          <table:table-cell office:value-type="string">
            <text:p>IO4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chB</text:p>
          </table:table-cell>
          <table:table-cell office:value-type="string">
            <text:p>IO6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>
            <text:p>white</text:p>
          </table:table-cell>
          <table:table-cell office:value-type="string">
            <text:p>chZ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gray</text:p>
          </table:table-cell>
          <table:table-cell office:value-type="string">
            <text:p>gndA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gndB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gndZ</text:p>
          </table:table-cell>
          <table:table-cell office:value-type="string">
            <text:p>NC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Front switch (auto mode?)</text:p>
          </table:table-cell>
          <table:table-cell table:number-columns-repeated="3"/>
        </table:table-row>
        <table:table-row table:style-name="ro1">
          <table:table-cell office:value-type="string">
            <text:p>blue</text:p>
          </table:table-cell>
          <table:table-cell/>
          <table:table-cell office:value-type="string">
            <text:p>C5 purple (Out5-)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/>
          <table:table-cell office:value-type="string">
            <text:p>C5 brown (Out5+ &amp; Out7+)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/>
          <table:table-cell office:value-type="string">
            <text:p>C5 green (Out7-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Emergency state</text:p>
          </table:table-cell>
          <table:table-cell table:number-columns-repeated="3"/>
        </table:table-row>
        <table:table-row table:style-name="ro1">
          <table:table-cell office:value-type="string">
            <text:p>orange</text:p>
          </table:table-cell>
          <table:table-cell office:value-type="string">
            <text:p>emergency state</text:p>
          </table:table-cell>
          <table:table-cell office:value-type="string">
            <text:p>In1+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PWM</text:p>
          </table:table-cell>
          <table:table-cell table:number-columns-repeated="3"/>
        </table:table-row>
        <table:table-row table:style-name="ro1">
          <table:table-cell office:value-type="string">
            <text:p>yellow</text:p>
          </table:table-cell>
          <table:table-cell office:value-type="string">
            <text:p>PWM</text:p>
          </table:table-cell>
          <table:table-cell office:value-type="string">
            <text:p>Out1-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GPS (Ublox)</text:p>
          </table:table-cell>
          <table:table-cell table:number-columns-repeated="3"/>
        </table:table-row>
        <table:table-row table:style-name="ro1">
          <table:table-cell office:value-type="string">
            <text:p>white</text:p>
          </table:table-cell>
          <table:table-cell/>
          <table:table-cell office:value-type="string">
            <text:p>IO17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/>
          <table:table-cell office:value-type="string">
            <text:p>IO19</text:p>
          </table:table-cell>
          <table:table-cell/>
        </table:table-row>
        <table:table-row table:style-name="ro1">
          <table:table-cell office:value-type="string">
            <text:p>gray</text:p>
          </table:table-cell>
          <table:table-cell/>
          <table:table-cell office:value-type="string">
            <text:p>groun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Rear emergency switch</text:p>
          </table:table-cell>
          <table:table-cell table:number-columns-repeated="3"/>
        </table:table-row>
        <table:table-row table:style-name="ro1">
          <table:table-cell office:value-type="string">
            <text:p>green connects to blue</text:p>
          </table:table-cell>
          <table:table-cell table:number-columns-repeated="3"/>
        </table:table-row>
        <table:table-row table:style-name="ro1">
          <table:table-cell office:value-type="string">
            <text:p>yellow connects to red</text:p>
          </table:table-cell>
          <table:table-cell table:number-columns-repeated="3"/>
        </table:table-row>
        <table:table-row table:style-name="ro1">
          <table:table-cell office:value-type="string">
            <text:p>12V connects to blue to switch to green to front switch green/yellow to white to orange (state)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4" number:min-integer-digits="1"/>
    </number:number-style>
    <number:number-style style:name="N127">
      <number:number number:decimal-places="15" number:min-integer-digits="1"/>
    </number:number-style>
    <number:number-style style:name="N128">
      <number:number number:decimal-places="16" number:min-integer-digits="1"/>
    </number:number-style>
    <number:number-style style:name="N129">
      <number:number number:decimal-places="17" number:min-integer-digits="1"/>
    </number:number-style>
    <number:number-style style:name="N130">
      <number:number number:decimal-places="18" number:min-integer-digits="1"/>
    </number:number-style>
    <number:number-style style:name="N131">
      <number:number number:decimal-places="19" number:min-integer-digits="1"/>
    </number:number-style>
    <number:number-style style:name="N132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5/18/2012</text:date>, <text:time>13:5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ce rebsamen</meta:initial-creator>
    <meta:creation-date>2011-08-17T10:50:11</meta:creation-date>
    <dc:date>2012-05-18T13:53:29</dc:date>
    <meta:editing-duration>PT6H59M40S</meta:editing-duration>
    <meta:editing-cycles>15</meta:editing-cycles>
    <meta:generator>LibreOffice/3.4$Linux LibreOffice_project/340m1$Build-502</meta:generator>
    <dc:creator>brice rebsamen</dc:creator>
    <meta:document-statistic meta:table-count="1" meta:cell-count="102" meta:object-count="0"/>
  </office:meta>
</office:document-meta>
</file>